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fd33" officeooo:paragraph-rsid="0019fd33" style:font-size-asian="13.1000003814697pt" style:font-size-complex="15pt"/>
    </style:style>
    <style:style style:name="P2" style:family="paragraph" style:parent-style-name="Standard">
      <style:text-properties fo:font-size="13pt" style:text-underline-style="solid" style:text-underline-width="auto" style:text-underline-color="font-color" officeooo:rsid="0019fd33" officeooo:paragraph-rsid="0019fd33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officeooo:rsid="001bcf8b" officeooo:paragraph-rsid="001bcf8b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bcf8b" style:font-weight-asian="normal" style:font-weight-complex="normal"/>
    </style:style>
    <style:style style:name="T5" style:family="text">
      <style:text-properties style:text-underline-style="none" officeooo:rsid="001bcf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 : OlympQualif</text:p>
      <text:p text:style-name="P1">paramètre : record perso, genre, course gg, champion O/N </text:p>
      <text:p text:style-name="P1">Objectif : Critère de qualification juste</text:p>
      <text:p text:style-name="P1"/>
      <text:p text:style-name="P2">Start</text:p>
      <text:p text:style-name="P2"><text:span text:style-name="T1"/></text:p>
      <text:p text:style-name="P2"><text:span text:style-name="T1">Si genre = Homme </text:span></text:p>
      <text:p text:style-name="P2"><text:span text:style-name="T1"><text:tab/>Si (record_perso </text:span><text:span text:style-name="T5">=&gt;</text:span><text:span text:style-name="T1">100m </text:span><text:span text:style-name="T5">ET</text:span><text:span text:style-name="T1"> =&gt;12</text:span><text:span text:style-name="T5">s</text:span><text:span text:style-name="T1"> ET</text:span><text:span text:style-name="T3"> gagner 3 course) OU champion du monde</text:span></text:p>
      <text:p text:style-name="P2"><text:span text:style-name="T3"><text:tab/><text:tab/>res = True </text:span></text:p>
      <text:p text:style-name="P2"><text:span text:style-name="T3">Sinon </text:span></text:p>
      <text:p text:style-name="P2"><text:span text:style-name="T3"><text:tab/>res = False</text:span></text:p>
      <text:p text:style-name="P2"><text:span text:style-name="T3"/></text:p>
      <text:p text:style-name="P2"><text:span text:style-name="T3">Si genre = Femme</text:span></text:p>
      <text:p text:style-name="P2"><text:span text:style-name="T3"><text:tab/>Si </text:span><text:span text:style-name="T4">(record_perso =&gt; 100m ET =&gt; 15s ET gagner 3 course) OU champion du monde</text:span></text:p>
      <text:p text:style-name="P2"><text:span text:style-name="T4"><text:tab/><text:tab/>res = True</text:span></text:p>
      <text:p text:style-name="P3"><text:span text:style-name="T3">Sinon </text:span></text:p>
      <text:p text:style-name="P3"><text:span text:style-name="T3"><text:tab/>res = False</text:span></text:p>
      <text:p text:style-name="P2"><text:span text:style-name="T1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4:45:27.264505724</meta:creation-date>
    <dc:date>2024-09-11T15:04:16.390848282</dc:date>
    <meta:editing-duration>PT4M24S</meta:editing-duration>
    <meta:editing-cycles>1</meta:editing-cycles>
    <meta:document-statistic meta:table-count="0" meta:image-count="0" meta:object-count="0" meta:page-count="1" meta:paragraph-count="15" meta:word-count="69" meta:character-count="366" meta:non-whitespace-character-count="297"/>
    <meta:generator>LibreOffice/24.2.5.2$Linux_X86_64 LibreOffice_project/420$Build-2</meta:generator>
  </office:meta>
</office:document-meta>
</file>